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PF-Assgn-15</text:p>
      <text:p text:style-name="Standard"/>
      <text:p text:style-name="Standard">def find_product(num1,num2,num3):</text:p>
      <text:p text:style-name="Standard"><text:s text:c="4"/>product=0</text:p>
      <text:p text:style-name="Standard"><text:s text:c="4"/>#write your logic here</text:p>
      <text:p text:style-name="Standard"><text:s text:c="4"/>if(num1==7):</text:p>
      <text:p text:style-name="Standard"><text:s text:c="8"/>product=num2*num3</text:p>
      <text:p text:style-name="Standard"><text:s text:c="4"/>elif(num2==7):</text:p>
      <text:p text:style-name="Standard"><text:s text:c="8"/>product=num3</text:p>
      <text:p text:style-name="Standard"><text:s text:c="4"/>elif(num3==7):</text:p>
      <text:p text:style-name="Standard"><text:s text:c="8"/>product=-1</text:p>
      <text:p text:style-name="Standard"><text:s text:c="4"/>else:</text:p>
      <text:p text:style-name="Standard"><text:s text:c="8"/>product=num1*num2*num3</text:p>
      <text:p text:style-name="Standard"><text:s text:c="4"/></text:p>
      <text:p text:style-name="Standard"><text:s text:c="4"/>return product</text:p>
      <text:p text:style-name="Standard"/>
      <text:p text:style-name="Standard">#Provide different values for num1, num2, num3 and test your program</text:p>
      <text:p text:style-name="Standard">product=find_product(7,6,2)</text:p>
      <text:p text:style-name="Standard">print(produc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14:58:50.065740414</meta:creation-date>
    <dc:date>2019-05-29T14:59:08.952458222</dc:date>
    <meta:editing-duration>PT21S</meta:editing-duration>
    <meta:editing-cycles>1</meta:editing-cycles>
    <meta:document-statistic meta:table-count="0" meta:image-count="0" meta:object-count="0" meta:page-count="1" meta:paragraph-count="17" meta:word-count="31" meta:character-count="369" meta:non-whitespace-character-count="290"/>
    <meta:generator>LibreOffice/6.0.7.3$Linux_X86_64 LibreOffice_project/00m0$Build-3</meta:generator>
  </office:meta>
</office:document-meta>
</file>